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9000000658DBBB8306C63A384.png" manifest:media-type="image/png"/>
  <manifest:file-entry manifest:full-path="Pictures/10000000000000C200000072E916F4159BA3293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uminho-subtitle">
      <style:graphic-properties draw:fill-color="#ffffff" draw:auto-grow-height="true" fo:min-height="9.59cm"/>
      <style:paragraph-properties style:writing-mode="lr-tb"/>
    </style:style>
    <style:style style:name="pr2" style:family="presentation" style:parent-style-name="uminh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uminho-title">
      <style:graphic-properties draw:auto-grow-height="true" fo:min-height="2.068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minho" presentation:presentation-page-layout-name="AL1T32">
        <office:forms form:automatic-focus="false" form:apply-design-mode="false"/>
        <draw:frame presentation:style-name="pr1" draw:text-style-name="P1" draw:layer="layout" svg:width="28.1cm" svg:height="9.59cm" svg:x="-0.1cm" svg:y="0.027cm" presentation:class="subtitle">
          <draw:text-box>
            <text:p><text:span text:style-name="T1">New Tit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minho" presentation:presentation-page-layout-name="AL2T19">
        <office:forms form:automatic-focus="false" form:apply-design-mode="false"/>
        <draw:frame presentation:style-name="pr3" draw:text-style-name="P3" draw:layer="layout" svg:width="28.1cm" svg:height="2.068cm" svg:x="-0.1cm" svg:y="0.027cm" presentation:class="title">
          <draw:text-box>
            <text:p>New First sl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f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fo:color="#000080" loext:opacity="100%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minho-background" style:family="presentation">
      <style:graphic-properties draw:stroke="none" draw:fill="none"/>
      <style:text-properties style:letter-kerning="true"/>
    </style:style>
    <style:style style:name="uminh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minh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minho-outline1" style:family="presentation">
      <style:graphic-properties draw:stroke="none" draw:fill="none" draw:auto-grow-height="false" draw:fit-to-size="false" style:shrink-to-fit="true">
        <text:list-style style:name="uminh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minho-outline2" style:family="presentation" style:parent-style-name="uminho-outline1">
      <style:paragraph-properties fo:margin-left="0cm" fo:margin-right="0cm" fo:margin-top="0cm" fo:margin-bottom="0.299cm" fo:text-indent="0cm"/>
      <style:text-properties fo:font-size="18pt" style:font-size-asian="24pt" style:font-size-complex="24pt"/>
    </style:style>
    <style:style style:name="uminho-outline3" style:family="presentation" style:parent-style-name="uminho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uminho-outline4" style:family="presentation" style:parent-style-name="uminho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uminho-outline5" style:family="presentation" style:parent-style-name="uminho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6" style:family="presentation" style:parent-style-name="uminho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7" style:family="presentation" style:parent-style-name="uminho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8" style:family="presentation" style:parent-style-name="uminho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9" style:family="presentation" style:parent-style-name="uminho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subtitle" style:family="presentation">
      <style:graphic-properties draw:stroke="none" draw:fill="none" draw:textarea-vertical-align="middle">
        <text:list-style style:name="uminh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minho-title" style:family="presentation">
      <style:graphic-properties draw:stroke="none" draw:fill="none" draw:textarea-vertical-align="middle">
        <text:list-style style:name="uminh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loext:opacity="100%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minh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uminh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uminho" style:page-layout-name="PM1" draw:style-name="Mdp1">
      <office:forms form:automatic-focus="false" form:apply-design-mode="false"/>
      <draw:frame presentation:style-name="uminho-title" draw:layer="backgroundobjects" svg:width="28.1cm" svg:height="2.068cm" svg:x="-0.1cm" svg:y="0.027cm" presentation:class="title" presentation:placeholder="true">
        <draw:text-box/>
      </draw:frame>
      <draw:frame presentation:style-name="uminho-outline1" draw:layer="backgroundobjects" svg:width="26.67cm" svg:height="9.135cm" svg:x="0.762cm" svg:y="2.476cm" presentation:class="outline" presentation:placeholder="true">
        <draw:text-box/>
      </draw:frame>
      <draw:frame draw:style-name="Mgr3" draw:text-style-name="MP5" draw:layer="backgroundobjects" svg:width="2.032cm" svg:height="1.194cm" svg:x="0cm" svg:y="14.556cm">
        <draw:image xlink:href="Pictures/10000000000000C200000072E916F4159BA3293D.png" xlink:type="simple" xlink:show="embed" xlink:actuate="onLoad" draw:mime-type="image/png">
          <text:p/>
        </draw:image>
      </draw:frame>
      <draw:frame draw:style-name="Mgr3" draw:text-style-name="MP5" draw:layer="backgroundobjects" svg:width="2.346cm" svg:height="1.178cm" svg:x="25.654cm" svg:y="14.572cm">
        <draw:image xlink:href="Pictures/10000000000000C9000000658DBBB8306C63A38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uminho-title" draw:layer="backgroundobjects" svg:width="14.848cm" svg:height="11.136cm" svg:x="3.075cm" svg:y="2.257cm" presentation:class="page"/>
        <draw:frame presentation:style-name="uminh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2-21T18:23:56.868591661</meta:creation-date>
    <meta:editing-duration>PT10H42M28S</meta:editing-duration>
    <meta:editing-cycles>14</meta:editing-cycles>
    <meta:generator>LibreOffice/7.0.2.2$Linux_X86_64 LibreOffice_project/00$Build-2</meta:generator>
    <meta:initial-creator>bjorn </meta:initial-creator>
    <dc:date>2020-10-18T08:01:47.517672252</dc:date>
    <dc:creator>Björn Johansson</dc:creator>
    <dc:title>uminho</dc:title>
    <meta:document-statistic meta:object-count="26"/>
  </office:meta>
</office:document-meta>
</file>